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5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06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13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1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23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33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5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7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76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80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81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8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9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9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00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0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09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1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20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2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57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71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77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8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8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20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52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61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6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71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7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7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8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8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9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09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10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1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33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41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4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4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51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7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5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22:39:54.118985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0-12-25T00:09:22.728945319</dc:date>
    <meta:editing-duration>P84DT19H19M46S</meta:editing-duration>
    <meta:editing-cycles>1703</meta:editing-cycles>
    <meta:generator>LibreOffice/6.4.6.2$Linux_X86_64 LibreOffice_project/40$Build-2</meta:generator>
    <meta:document-statistic meta:table-count="3" meta:cell-count="5343" meta:object-count="0"/>
  </office:meta>
</office:document-meta>
</file>